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" svg:font-family="Tahoma, Genev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ahoma" fo:font-size="18pt" fo:letter-spacing="normal" fo:font-style="normal" fo:font-weight="normal" style:font-size-asian="18pt" style:font-size-complex="18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programs in Python for the following statements :</text:p>
      <text:p text:style-name="P1"/>
      <text:p text:style-name="P1">1.  Solve the puzzle with a Python program : A man is walking down the village road with a tiger, a goat and a bundle of grass. Soon he arrives at the river bank where there is one tiny boat that can carry him and another animal or grass at a time. Here is the problem: Left alone, the tiger will eat the goat. And similarly, the goat will eat the grass bundle. How is he going to take all three across the river safely?<text:line-break/>2.  The dice rolling simulator will imitate the experience of rolling a dice. It will generate a random number and the user can play again and again to get a number from the dice until the user decides to quit the program.</text:p>
      <text:p text:style-name="P1">3.  Build an application that can be used to block certain websites from opening.</text:p>
      <text:p text:style-name="P1">4. Make a program that randomly chooses a number to guess and then the user will have a few chances to guess the number correctly. In each wrong attempt, the computer will give a hint that the number is greater or smaller than the one you have guessed.</text:p>
      <text:p text:style-name="P1">5. Find a missing page number from given page number list of a 25-page book for example : page number list is [2,4-6,12,16,17,20,21]</text:p>
      <text:p text:style-name="P1">6. Find the first 10 pairs of amicable numbers.<text:line-break/>7. Find Armstrong Numbers in the given range.<text:line-break/>8. Computers usually solve square systems of linear equations using the LU decomposition. Write a program to compute LU decomposition.<text:line-break/>9. Find the first 10 harmonic divisor numbers.<text:line-break/>10. Find the first 10 numbers from geometric seri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" svg:font-family="Tahoma, Genev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3T18:25:31.896000000</meta:creation-date>
    <dc:date>2020-01-13T19:22:58.230000000</dc:date>
    <meta:editing-duration>PT21M5S</meta:editing-duration>
    <meta:editing-cycles>1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6" meta:word-count="275" meta:character-count="1491" meta:non-whitespace-character-count="1219"/>
  </office:meta>
</office:document-meta>
</file>